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text-align="center" fo:text-indent="-0.318cm"/>
    </style:style>
    <style:style style:name="P5" style:family="paragraph">
      <loext:graphic-properties draw:fill="none" draw:fill-color="#ffffff"/>
      <style:paragraph-properties fo:margin-left="0.318cm" fo:margin-right="0cm" fo:text-align="center" fo:text-indent="-0.318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Segoe UI1" fo:font-size="32pt" fo:text-shadow="1pt 1pt" style:font-size-asian="32pt" style:font-size-complex="32pt"/>
    </style:style>
    <style:style style:name="T5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ffffff" style:font-name="Segoe UI1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3.368cm" svg:height="3.063cm" svg:x="2.54cm" svg:y="0.762cm">
          <draw:text-box>
            <text:p text:style-name="P1"><text:span text:style-name="T1">HYMN #869</text:span></text:p>
            <text:p text:style-name="P1"><text:span text:style-name="T2">“</text:span><text:span text:style-name="T2">With the Lord Begin Your Task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draw:frame draw:style-name="gr3" draw:text-style-name="P5" draw:layer="layout" svg:width="23.344cm" svg:height="7.011cm" svg:x="2.31cm" svg:y="0.863cm">
          <draw:text-box>
            <text:p text:style-name="P4"><text:span text:style-name="T3">1. With the Lord begin your task;</text:span></text:p>
            <text:p text:style-name="P4"><text:span text:style-name="T3">Jesus will direct it.</text:span></text:p>
            <text:p text:style-name="P4"><text:span text:style-name="T3">For His aid and counsel ask;</text:span></text:p>
            <text:p text:style-name="P4"><text:span text:style-name="T3">Jesus will perfect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>
        <draw:frame draw:style-name="gr3" draw:text-style-name="P5" draw:layer="layout" svg:width="23.876cm" svg:height="7.011cm" svg:x="1.778cm" svg:y="0.863cm">
          <draw:text-box>
            <text:p text:style-name="P4"><text:span text:style-name="T3">Ev’ry morn with Jesus rise,</text:span></text:p>
            <text:p text:style-name="P4"><text:span text:style-name="T3">And when day is ended,</text:span></text:p>
            <text:p text:style-name="P4"><text:span text:style-name="T3">In His name then close your eyes;</text:span></text:p>
            <text:p text:style-name="P4"><text:span text:style-name="T3">Be to Him commen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">
        <draw:frame draw:style-name="gr4" draw:text-style-name="P8" draw:layer="layout" svg:width="24.638cm" svg:height="6.263cm" svg:x="1.778cm" svg:y="0.508cm">
          <draw:text-box>
            <text:p text:style-name="P7"><text:span text:style-name="T4"><text:s text:c="5"/></text:span></text:p>
          </draw:text-box>
        </draw:frame>
        <draw:frame draw:style-name="gr3" draw:text-style-name="P10" draw:layer="layout" svg:width="23.368cm" svg:height="7.011cm" svg:x="2.381cm" svg:y="0.754cm">
          <draw:text-box>
            <text:p text:style-name="P9"><text:span text:style-name="T5">2. </text:span><text:span text:style-name="T3">Let each day begin with prayer, </text:span><text:span text:style-name="T3"><text:line-break/></text:span><text:span text:style-name="T3">Praise, and adoration.</text:span><text:span text:style-name="T3"><text:line-break/></text:span><text:span text:style-name="T3">On the Lord cast ev’ry care; </text:span><text:span text:style-name="T3"><text:line-break/></text:span><text:span text:style-name="T3">He is your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1">
        <draw:frame draw:style-name="gr3" draw:text-style-name="P2" draw:layer="layout" svg:width="23.599cm" svg:height="7.011cm" svg:x="2.032cm" svg:y="0.762cm">
          <draw:text-box>
            <text:p text:style-name="P1"><text:span text:style-name="T3">Morning, evening, and at night</text:span><text:span text:style-name="T3"><text:line-break/></text:span><text:span text:style-name="T3">Jesus will be near you,</text:span><text:span text:style-name="T3"><text:line-break/></text:span><text:span text:style-name="T3">Save you from the tempter’s might,</text:span><text:span text:style-name="T3"><text:line-break/></text:span><text:span text:style-name="T3">With His presence chee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1">
        <draw:frame draw:style-name="gr3" draw:text-style-name="P11" draw:layer="layout" svg:width="21.082cm" svg:height="7.011cm" svg:x="3.302cm" svg:y="0.762cm">
          <draw:text-box>
            <text:p text:style-name="P1"><text:span text:style-name="T5">3. </text:span><text:span text:style-name="T3">With your Savior at your side,</text:span><text:span text:style-name="T3"><text:line-break/></text:span><text:span text:style-name="T3">Foes need not alarm you;</text:span><text:span text:style-name="T3"><text:line-break/></text:span><text:span text:style-name="T3">In His promises confide,</text:span><text:span text:style-name="T3"><text:line-break/></text:span><text:span text:style-name="T3">And no ill can harm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1">
        <draw:frame draw:style-name="gr3" draw:text-style-name="P11" draw:layer="layout" svg:width="21.844cm" svg:height="7.011cm" svg:x="2.794cm" svg:y="0.762cm">
          <draw:text-box>
            <text:p text:style-name="P1"><text:span text:style-name="T3">All your trust and hope repose</text:span><text:span text:style-name="T3"><text:line-break/></text:span><text:span text:style-name="T3">In the mighty Master,</text:span><text:span text:style-name="T3"><text:line-break/></text:span><text:span text:style-name="T3">Who in wisdom truly knows</text:span><text:span text:style-name="T3"><text:line-break/></text:span><text:span text:style-name="T3">How to stem disas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1">
        <draw:frame draw:style-name="gr3" draw:text-style-name="P11" draw:layer="layout" svg:width="23.114cm" svg:height="7.011cm" svg:x="2.556cm" svg:y="0.839cm">
          <draw:text-box>
            <text:p text:style-name="P1"><text:span text:style-name="T5">4. </text:span><text:span text:style-name="T3">If your task be thus begun</text:span><text:span text:style-name="T3"><text:line-break/></text:span><text:span text:style-name="T3">With the Savior’s blessing,</text:span><text:span text:style-name="T3"><text:line-break/></text:span><text:span text:style-name="T3">Safely then your course will run,</text:span><text:span text:style-name="T3"><text:line-break/></text:span><text:span text:style-name="T3">Toward the promise pres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Default1">
        <draw:frame draw:style-name="gr3" draw:text-style-name="P2" draw:layer="layout" svg:width="23.368cm" svg:height="7.011cm" svg:x="2.088cm" svg:y="0.865cm">
          <draw:text-box>
            <text:p text:style-name="P1"><text:span text:style-name="T3">Good will follow ev’rywhere</text:span><text:span text:style-name="T3"><text:line-break/></text:span><text:span text:style-name="T3">While you here must wander;</text:span><text:span text:style-name="T3"><text:line-break/></text:span><text:span text:style-name="T3">You at last the joy will share</text:span><text:span text:style-name="T3"><text:line-break/></text:span><text:span text:style-name="T3">In the mansions yon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Default1">
        <draw:frame draw:style-name="gr3" draw:text-style-name="P11" draw:layer="layout" svg:width="23.876cm" svg:height="7.011cm" svg:x="2.032cm" svg:y="0.762cm">
          <draw:text-box>
            <text:p text:style-name="P1"><text:span text:style-name="T5">5. </text:span><text:span text:style-name="T3">Thus, Lord Jesus, ev’ry task</text:span><text:span text:style-name="T3"><text:line-break/></text:span><text:span text:style-name="T3">Be to You commended;</text:span><text:span text:style-name="T3"><text:line-break/></text:span><text:span text:style-name="T3">May Your will be done, I ask,</text:span><text:span text:style-name="T3"><text:line-break/></text:span><text:span text:style-name="T3">Until life is end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Default1">
        <draw:frame draw:style-name="gr5" draw:text-style-name="P2" draw:layer="layout" svg:width="23.368cm" svg:height="13.21cm" svg:x="2.286cm" svg:y="0.762cm">
          <draw:text-box>
            <text:p text:style-name="P1"><text:span text:style-name="T3">Jesus, in Your name begun</text:span><text:span text:style-name="T3"><text:line-break/></text:span><text:span text:style-name="T3">Be the day’s endeavor;</text:span><text:span text:style-name="T3"><text:line-break/></text:span><text:span text:style-name="T3">Grant that it may well be done</text:span><text:span text:style-name="T3"><text:line-break/></text:span><text:span text:style-name="T3">To Your praise forever.</text:span></text:p>
            <text:p text:style-name="P12"><text:span text:style-name="T6"><text:line-break/></text:span><text:span text:style-name="T6"/></text:p>
            <text:p text:style-name="P12"><text:span text:style-name="T7">© 1941 Concordia Publishing House.</text:span></text:p>
            <text:p text:style-name="P12"><text:span text:style-name="T7">Used by permission:</text:span></text:p>
            <text:p text:style-name="P12"><text:span text:style-name="T7">LSB Hymn License</text:span></text:p>
            <text:p text:style-name="P12"><text:span text:style-name="T7">.NET, no. 100011038.</text:span></text:p>
            <text:p text:style-name="P12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18:49:18.499000000</meta:creation-date>
    <dc:date>2018-07-11T21:02:09.110000000</dc:date>
    <meta:editing-duration>PT26M58S</meta:editing-duration>
    <meta:editing-cycles>11</meta:editing-cycles>
    <meta:generator>LibreOffice/6.0.1.1$Windows_X86_64 LibreOffice_project/60bfb1526849283ce2491346ed2aa51c465abfe6</meta:generator>
    <meta:document-statistic meta:object-count="66"/>
  </office:meta>
</office:document-meta>
</file>